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0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4cm" fo:min-width="1.91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02cm" fo:min-width="1.584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5cm" fo:min-width="1.917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7cm" fo:min-width="2.633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4cm" fo:min-width="1.916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6cm" fo:min-width="2.633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6cm" fo:min-width="2.63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01cm" fo:min-width="1.584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cm" fo:min-width="2.634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602cm" svg:height="0.878cm" svg:x="2.036cm" svg:y="1.2cm">
          <draw:text-box>
            <text:p><text:span text:style-name="T1">Page 42</text:span></text:p>
          </draw:text-box>
        </draw:frame>
        <draw:connector draw:style-name="gr2" draw:text-style-name="P2" draw:layer="layout" draw:type="line" svg:x1="3.337cm" svg:y1="2.078cm" svg:x2="3.234cm" svg:y2="3.227cm" draw:start-shape="id1" draw:start-glue-point="2" draw:end-shape="id2" draw:end-glue-point="5" svg:d="M3337 2078l-103 1149" svg:viewBox="0 0 104 1150">
          <text:p/>
        </draw:connector>
        <draw:custom-shape draw:style-name="gr3" draw:text-style-name="P3" xml:id="id2" draw:id="id2" draw:layer="layout" svg:width="3.421cm" svg:height="1.422cm" svg:x="1.524cm" svg:y="3.227cm">
          <text:p text:style-name="P2"><text:span text:style-name="T2"><text:s text:c="3"/></text:span><text:span text:style-name="T2">Display New </text:span></text:p>
          <text:p text:style-name="P2"><text:span text:style-name="T2">Item Input </text:span></text:p>
          <text:p text:style-name="P2"><text:span text:style-name="T2">Layout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svg:x1="1.669cm" svg:y1="10.85cm" svg:x2="1.794cm" svg:y2="3.938cm" draw:start-shape="id3" draw:start-glue-point="3" draw:end-shape="id2" draw:end-glue-point="9" svg:d="M1669 10850h-647v-6912h772" svg:viewBox="0 0 773 6913">
          <text:p text:style-name="P2"><text:span text:style-name="T2">No</text:span><text:span text:style-name="T2"><text:tab/></text:span><text:span text:style-name="T2"> <text:s text:c="6"/></text:span></text:p>
        </draw:connector>
        <draw:custom-shape draw:style-name="gr5" draw:text-style-name="P4" xml:id="id4" draw:id="id4" draw:layer="layout" svg:width="3.124cm" svg:height="2.351cm" svg:x="1.683cm" svg:y="12.949cm">
          <text:p text:style-name="P4"><text:span text:style-name="T3">Save</text:span></text:p>
          <text:p text:style-name="P4"><text:span text:style-name="T3">record to</text:span></text:p>
          <text:p text:style-name="P4"><text:span text:style-name="T3">Item table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2" draw:layer="layout" draw:type="line" svg:x1="3.236cm" svg:y1="11.8cm" svg:x2="3.245cm" svg:y2="12.949cm" draw:start-shape="id3" draw:start-glue-point="2" draw:end-shape="id4" draw:end-glue-point="4" svg:d="M3236 11800l9 1149" svg:viewBox="0 0 10 1150">
          <text:p/>
        </draw:connector>
        <draw:custom-shape draw:style-name="gr6" draw:text-style-name="P3" xml:id="id6" draw:id="id6" draw:layer="layout" svg:width="3.421cm" svg:height="1.423cm" svg:x="1.549cm" svg:y="7.543cm">
          <text:p text:style-name="P2"><text:span text:style-name="T2"><text:s text:c="3"/></text:span><text:span text:style-name="T2">Preview New </text:span></text:p>
          <text:p text:style-name="P2"><text:span text:style-name="T2">Item Layout </text:span></text:p>
          <text:p text:style-name="P2"><text:span text:style-name="T2">Displayed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xml:id="id5" draw:id="id5" draw:layer="layout" svg:width="3.133cm" svg:height="1.007cm" svg:x="1.672cm" svg:y="5.517cm">
          <text:p text:style-name="P2"><text:span text:style-name="T3">User Enters</text:span></text:p>
          <text:p text:style-name="P2"><text:span text:style-name="T3"><text:s/></text:span><text:span text:style-name="T3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3.234cm" svg:y1="4.649cm" svg:x2="3.238cm" svg:y2="5.517cm" draw:start-shape="id2" draw:start-glue-point="8" draw:end-shape="id5" draw:end-glue-point="0" svg:d="M3234 4649l4 868" svg:viewBox="0 0 5 869">
          <text:p/>
        </draw:connector>
        <draw:connector draw:style-name="gr2" draw:text-style-name="P2" draw:layer="layout" draw:type="line" svg:x1="3.238cm" svg:y1="6.524cm" svg:x2="3.259cm" svg:y2="7.543cm" draw:start-shape="id5" draw:start-glue-point="2" draw:end-shape="id6" svg:d="M3238 6524l21 1019" svg:viewBox="0 0 22 1020">
          <text:p/>
        </draw:connector>
        <draw:connector draw:style-name="gr2" draw:text-style-name="P2" draw:layer="layout" draw:type="line" svg:x1="3.259cm" svg:y1="8.966cm" svg:x2="3.236cm" svg:y2="9.9cm" draw:start-shape="id6" draw:start-glue-point="8" draw:end-shape="id3" draw:end-glue-point="0" svg:d="M3259 8966l-23 934" svg:viewBox="0 0 24 935">
          <text:p/>
        </draw:connector>
        <draw:frame draw:style-name="gr1" draw:text-style-name="P1" xml:id="id7" draw:id="id7" draw:layer="layout" svg:width="2.602cm" svg:height="0.878cm" svg:x="11.965cm" svg:y="1.201cm">
          <draw:text-box>
            <text:p><text:span text:style-name="T1">Page 42</text:span></text:p>
          </draw:text-box>
        </draw:frame>
        <draw:connector draw:style-name="gr2" draw:text-style-name="P2" draw:layer="layout" draw:type="line" svg:x1="13.266cm" svg:y1="2.079cm" svg:x2="13.205cm" svg:y2="3.227cm" draw:start-shape="id7" draw:start-glue-point="2" draw:end-shape="id8" draw:end-glue-point="5" svg:d="M13266 2079l-61 1148" svg:viewBox="0 0 62 1149">
          <text:p/>
        </draw:connector>
        <draw:custom-shape draw:style-name="gr6" draw:text-style-name="P3" xml:id="id8" draw:id="id8" draw:layer="layout" svg:width="3.421cm" svg:height="1.423cm" svg:x="11.495cm" svg:y="3.227cm">
          <text:p text:style-name="P2"><text:span text:style-name="T2"><text:s text:c="4"/></text:span><text:span text:style-name="T2">Display New </text:span></text:p>
          <text:p text:style-name="P2"><text:span text:style-name="T2">Loan Input </text:span></text:p>
          <text:p text:style-name="P2"><text:span text:style-name="T2">Layout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svg:x1="11.611cm" svg:y1="10.85cm" svg:x2="11.765cm" svg:y2="3.939cm" draw:start-shape="id9" draw:end-shape="id8" draw:end-glue-point="9" svg:d="M11611 10850h-618v-6911h772" svg:viewBox="0 0 773 6912">
          <text:p text:style-name="P3">No<text:tab/> <text:s text:c="6"/></text:p>
        </draw:connector>
        <draw:custom-shape draw:style-name="gr5" draw:text-style-name="P4" xml:id="id10" draw:id="id10" draw:layer="layout" svg:width="3.125cm" svg:height="2.351cm" svg:x="11.654cm" svg:y="12.949cm">
          <text:p text:style-name="P4"><text:span text:style-name="T3">Save</text:span></text:p>
          <text:p text:style-name="P4"><text:span text:style-name="T3">record to</text:span></text:p>
          <text:p text:style-name="P4"><text:span text:style-name="T3">Loan table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2" draw:layer="layout" draw:type="line" svg:x1="13.178cm" svg:y1="11.8cm" svg:x2="13.217cm" svg:y2="12.949cm" draw:start-shape="id9" draw:start-glue-point="2" draw:end-shape="id10" draw:end-glue-point="4" svg:d="M13178 11800l39 1149" svg:viewBox="0 0 40 1150">
          <text:p/>
        </draw:connector>
        <draw:custom-shape draw:style-name="gr8" draw:text-style-name="P3" xml:id="id12" draw:id="id12" draw:layer="layout" svg:width="3.42cm" svg:height="1.422cm" svg:x="11.521cm" svg:y="7.544cm">
          <text:p text:style-name="P2"><text:span text:style-name="T2">New Loan</text:span></text:p>
          <text:p text:style-name="P2"><text:span text:style-name="T2">Preview</text:span></text:p>
          <text:p text:style-name="P2"><text:span text:style-name="T2">Displayed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4" xml:id="id11" draw:id="id11" draw:layer="layout" svg:width="3.133cm" svg:height="1.006cm" svg:x="11.644cm" svg:y="5.518cm">
          <text:p text:style-name="P2"><text:span text:style-name="T3">User Enters</text:span></text:p>
          <text:p text:style-name="P2"><text:span text:style-name="T3"><text:s/></text:span><text:span text:style-name="T3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3.205cm" svg:y1="4.65cm" svg:x2="13.21cm" svg:y2="5.518cm" draw:start-shape="id8" draw:start-glue-point="8" draw:end-shape="id11" draw:end-glue-point="0" svg:d="M13205 4650l5 868" svg:viewBox="0 0 6 869">
          <text:p/>
        </draw:connector>
        <draw:connector draw:style-name="gr2" draw:text-style-name="P2" draw:layer="layout" draw:type="line" svg:x1="13.21cm" svg:y1="6.524cm" svg:x2="13.231cm" svg:y2="7.544cm" draw:start-shape="id11" draw:start-glue-point="2" draw:end-shape="id12" svg:d="M13210 6524l21 1020" svg:viewBox="0 0 22 1021">
          <text:p/>
        </draw:connector>
        <draw:connector draw:style-name="gr2" draw:text-style-name="P2" draw:layer="layout" draw:type="line" svg:x1="13.231cm" svg:y1="8.966cm" svg:x2="13.178cm" svg:y2="9.9cm" draw:start-shape="id12" draw:start-glue-point="8" draw:end-shape="id9" draw:end-glue-point="0" svg:d="M13231 8966l-53 934" svg:viewBox="0 0 54 935">
          <text:p/>
        </draw:connector>
        <draw:frame draw:style-name="gr1" draw:text-style-name="P1" xml:id="id13" draw:id="id13" draw:layer="layout" svg:width="2.602cm" svg:height="0.878cm" svg:x="6.932cm" svg:y="1.202cm">
          <draw:text-box>
            <text:p><text:span text:style-name="T1">Page 42</text:span></text:p>
          </draw:text-box>
        </draw:frame>
        <draw:connector draw:style-name="gr2" draw:text-style-name="P2" draw:layer="layout" draw:type="line" svg:x1="8.233cm" svg:y1="2.08cm" svg:x2="8.173cm" svg:y2="3.228cm" draw:start-shape="id13" draw:start-glue-point="2" draw:end-shape="id14" draw:end-glue-point="5" svg:d="M8233 2080l-60 1148" svg:viewBox="0 0 61 1149">
          <text:p/>
        </draw:connector>
        <draw:custom-shape draw:style-name="gr6" draw:text-style-name="P3" xml:id="id14" draw:id="id14" draw:layer="layout" svg:width="3.421cm" svg:height="1.423cm" svg:x="6.463cm" svg:y="3.228cm">
          <text:p text:style-name="P2"><text:span text:style-name="T2"><text:s text:c="3"/></text:span><text:span text:style-name="T2">Display New </text:span></text:p>
          <text:p text:style-name="P2"><text:span text:style-name="T2">Customer</text:span></text:p>
          <text:p text:style-name="P2"><text:span text:style-name="T2"><text:s/></text:span><text:span text:style-name="T2">Input <text:s/>Layout <text:s text:c="3"/>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svg:x1="6.611cm" svg:y1="10.85cm" svg:x2="6.733cm" svg:y2="3.94cm" draw:start-shape="id15" draw:start-glue-point="3" draw:end-shape="id14" draw:end-glue-point="9" svg:d="M6611 10850h-650v-6910h772" svg:viewBox="0 0 773 6911">
          <text:p text:style-name="P2"><text:span text:style-name="T2">No</text:span><text:span text:style-name="T2"><text:tab/></text:span><text:span text:style-name="T2"> <text:s text:c="3"/></text:span></text:p>
        </draw:connector>
        <draw:custom-shape draw:style-name="gr5" draw:text-style-name="P4" xml:id="id16" draw:id="id16" draw:layer="layout" svg:width="3.124cm" svg:height="2.351cm" svg:x="6.622cm" svg:y="12.949cm">
          <text:p text:style-name="P4"><text:span text:style-name="T3">Save</text:span></text:p>
          <text:p text:style-name="P4"><text:span text:style-name="T3">record to</text:span></text:p>
          <text:p text:style-name="P4"><text:span text:style-name="T3">Customer</text:span></text:p>
          <text:p text:style-name="P4"><text:span text:style-name="T3"><text:s/></text:span><text:span text:style-name="T3">table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2" draw:layer="layout" draw:type="line" svg:x1="8.178cm" svg:y1="11.8cm" svg:x2="8.184cm" svg:y2="12.949cm" draw:start-shape="id15" draw:start-glue-point="2" draw:end-shape="id16" draw:end-glue-point="4" svg:d="M8178 11800l6 1149" svg:viewBox="0 0 7 1150">
          <text:p/>
        </draw:connector>
        <draw:custom-shape draw:style-name="gr3" draw:text-style-name="P3" xml:id="id18" draw:id="id18" draw:layer="layout" svg:width="3.421cm" svg:height="1.422cm" svg:x="6.488cm" svg:y="7.545cm">
          <text:p text:style-name="P2"><text:span text:style-name="T2"><text:s text:c="4"/></text:span><text:span text:style-name="T2">New Customer </text:span></text:p>
          <text:p text:style-name="P2"><text:span text:style-name="T2">Preview </text:span></text:p>
          <text:p text:style-name="P2"><text:span text:style-name="T2">Displayed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17" draw:id="id17" draw:layer="layout" svg:width="3.134cm" svg:height="1.006cm" svg:x="6.611cm" svg:y="5.519cm">
          <text:p text:style-name="P2"><text:span text:style-name="T3">User Enters</text:span></text:p>
          <text:p text:style-name="P2"><text:span text:style-name="T3"><text:s/></text:span><text:span text:style-name="T3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8.173cm" svg:y1="4.651cm" svg:x2="8.178cm" svg:y2="5.519cm" draw:start-shape="id14" draw:start-glue-point="8" draw:end-shape="id17" draw:end-glue-point="0" svg:d="M8173 4651l5 868" svg:viewBox="0 0 6 869">
          <text:p/>
        </draw:connector>
        <draw:connector draw:style-name="gr2" draw:text-style-name="P2" draw:layer="layout" draw:type="line" svg:x1="8.178cm" svg:y1="6.525cm" svg:x2="8.198cm" svg:y2="7.545cm" draw:start-shape="id17" draw:start-glue-point="2" draw:end-shape="id18" svg:d="M8178 6525l20 1020" svg:viewBox="0 0 21 1021">
          <text:p/>
        </draw:connector>
        <draw:connector draw:style-name="gr2" draw:text-style-name="P2" draw:layer="layout" draw:type="line" svg:x1="8.198cm" svg:y1="8.967cm" svg:x2="8.178cm" svg:y2="9.9cm" draw:start-shape="id18" draw:start-glue-point="8" draw:end-shape="id15" draw:end-glue-point="0" svg:d="M8198 8967l-20 933" svg:viewBox="0 0 21 934">
          <text:p/>
        </draw:connector>
        <draw:frame draw:style-name="gr1" draw:text-style-name="P1" xml:id="id19" draw:id="id19" draw:layer="layout" svg:width="2.602cm" svg:height="0.878cm" svg:x="17.172cm" svg:y="1.202cm">
          <draw:text-box>
            <text:p><text:span text:style-name="T1">Page 42</text:span></text:p>
          </draw:text-box>
        </draw:frame>
        <draw:connector draw:style-name="gr2" draw:text-style-name="P2" draw:layer="layout" draw:type="line" svg:x1="18.473cm" svg:y1="2.08cm" svg:x2="18.412cm" svg:y2="3.228cm" draw:start-shape="id19" draw:start-glue-point="2" draw:end-shape="id20" draw:end-glue-point="5" svg:d="M18473 2080l-61 1148" svg:viewBox="0 0 62 1149">
          <text:p/>
        </draw:connector>
        <draw:custom-shape draw:style-name="gr6" draw:text-style-name="P3" xml:id="id20" draw:id="id20" draw:layer="layout" svg:width="3.421cm" svg:height="1.423cm" svg:x="16.702cm" svg:y="3.228cm">
          <text:p text:style-name="P2"><text:span text:style-name="T2"><text:s text:c="3"/></text:span><text:span text:style-name="T2">Display New </text:span></text:p>
          <text:p text:style-name="P2"><text:span text:style-name="T2">PAT Test </text:span></text:p>
          <text:p text:style-name="P2"><text:span text:style-name="T2">Input Layout <text:s text:c="2"/>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svg:x1="16.869cm" svg:y1="10.85cm" svg:x2="16.972cm" svg:y2="3.94cm" draw:start-shape="id21" draw:start-glue-point="3" draw:end-shape="id20" draw:end-glue-point="9" svg:d="M16869 10850h-669v-6910h772" svg:viewBox="0 0 773 6911">
          <text:p text:style-name="P2"><text:span text:style-name="T2">No</text:span><text:span text:style-name="T2"><text:tab/></text:span><text:span text:style-name="T2"> <text:s text:c="6"/></text:span></text:p>
        </draw:connector>
        <draw:custom-shape draw:style-name="gr11" draw:text-style-name="P4" xml:id="id22" draw:id="id22" draw:layer="layout" svg:width="3.125cm" svg:height="2.35cm" svg:x="16.861cm" svg:y="12.95cm">
          <text:p text:style-name="P4"><text:span text:style-name="T3">Save</text:span></text:p>
          <text:p text:style-name="P4"><text:span text:style-name="T3">record to</text:span></text:p>
          <text:p text:style-name="P4"><text:span text:style-name="T3">PAT Test</text:span></text:p>
          <text:p text:style-name="P4"><text:span text:style-name="T3"><text:s/></text:span><text:span text:style-name="T3">table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2" draw:layer="layout" draw:type="line" svg:x1="18.436cm" svg:y1="11.8cm" svg:x2="18.424cm" svg:y2="12.95cm" draw:start-shape="id21" draw:start-glue-point="2" draw:end-shape="id22" draw:end-glue-point="4" svg:d="M18436 11800l-12 1150" svg:viewBox="0 0 13 1151">
          <text:p/>
        </draw:connector>
        <draw:custom-shape draw:style-name="gr8" draw:text-style-name="P3" xml:id="id24" draw:id="id24" draw:layer="layout" svg:width="3.42cm" svg:height="1.422cm" svg:x="16.728cm" svg:y="7.545cm">
          <text:p text:style-name="P2"><text:span text:style-name="T2"><text:s text:c="3"/></text:span><text:span text:style-name="T2">New PAT Test</text:span></text:p>
          <text:p text:style-name="P2"><text:span text:style-name="T2">Preview </text:span></text:p>
          <text:p text:style-name="P2"><text:span text:style-name="T2">Displayed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4" xml:id="id23" draw:id="id23" draw:layer="layout" svg:width="3.133cm" svg:height="1.006cm" svg:x="16.851cm" svg:y="5.519cm">
          <text:p text:style-name="P2"><text:span text:style-name="T3">User Enters</text:span></text:p>
          <text:p text:style-name="P2"><text:span text:style-name="T3"><text:s/></text:span><text:span text:style-name="T3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8.412cm" svg:y1="4.651cm" svg:x2="18.417cm" svg:y2="5.519cm" draw:start-shape="id20" draw:start-glue-point="8" draw:end-shape="id23" draw:end-glue-point="0" svg:d="M18412 4651l5 868" svg:viewBox="0 0 6 869">
          <text:p/>
        </draw:connector>
        <draw:connector draw:style-name="gr2" draw:text-style-name="P2" draw:layer="layout" draw:type="line" svg:x1="18.417cm" svg:y1="6.525cm" svg:x2="18.438cm" svg:y2="7.545cm" draw:start-shape="id23" draw:start-glue-point="2" draw:end-shape="id24" svg:d="M18417 6525l21 1020" svg:viewBox="0 0 22 1021">
          <text:p/>
        </draw:connector>
        <draw:connector draw:style-name="gr2" draw:text-style-name="P2" draw:layer="layout" draw:type="line" svg:x1="18.438cm" svg:y1="8.967cm" svg:x2="18.436cm" svg:y2="9.9cm" draw:start-shape="id24" draw:start-glue-point="8" draw:end-shape="id21" draw:end-glue-point="0" svg:d="M18438 8967l-2 933" svg:viewBox="0 0 3 934">
          <text:p/>
        </draw:connector>
        <draw:custom-shape draw:style-name="gr12" draw:text-style-name="P4" xml:id="id15" draw:id="id15" draw:layer="layout" svg:width="3.134cm" svg:height="1.9cm" svg:x="6.611cm" svg:y="9.9cm">
          <text:p text:style-name="P2"><text:span text:style-name="T3">User </text:span></text:p>
          <text:p text:style-name="P2"><text:span text:style-name="T3">Confirms</text:span></text:p>
          <text:p text:style-name="P2"><text:span text:style-name="T3"><text:s/></text:span><text:span text:style-name="T3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9" draw:id="id9" draw:layer="layout" svg:width="3.134cm" svg:height="1.9cm" svg:x="11.611cm" svg:y="9.9cm">
          <text:p text:style-name="P2"><text:span text:style-name="T3">User </text:span></text:p>
          <text:p text:style-name="P2"><text:span text:style-name="T3">Confirms</text:span></text:p>
          <text:p text:style-name="P2"><text:span text:style-name="T3"><text:s/></text:span><text:span text:style-name="T3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21" draw:id="id21" draw:layer="layout" svg:width="3.134cm" svg:height="1.9cm" svg:x="16.869cm" svg:y="9.9cm">
          <text:p text:style-name="P2"><text:span text:style-name="T3">User </text:span></text:p>
          <text:p text:style-name="P2"><text:span text:style-name="T3">Confirms</text:span></text:p>
          <text:p text:style-name="P2"><text:span text:style-name="T3"><text:s/></text:span><text:span text:style-name="T3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3" draw:id="id3" draw:layer="layout" svg:width="3.134cm" svg:height="1.9cm" svg:x="1.669cm" svg:y="9.9cm">
          <text:p text:style-name="P2"><text:span text:style-name="T3">User </text:span></text:p>
          <text:p text:style-name="P2"><text:span text:style-name="T3">Confirms</text:span></text:p>
          <text:p text:style-name="P2"><text:span text:style-name="T3"><text:s/></text:span><text:span text:style-name="T3">Detail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3:47:14.198000000</meta:creation-date>
    <dc:date>2015-01-12T19:47:37.051952000</dc:date>
    <meta:editing-duration>PT48M13S</meta:editing-duration>
    <meta:editing-cycles>43</meta:editing-cycles>
    <meta:generator>LibreOffice/4.3.5.2$MacOSX_x86 LibreOffice_project/3a87456aaa6a95c63eea1c1b3201acedf0751bd5</meta:generator>
    <meta:document-statistic meta:object-count="48"/>
  </office:meta>
</office:document-meta>
</file>